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2744" calcext:value-type="float">
            <text:p>51.6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1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308" calcext:value-type="float">
            <text:p>51.3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3664" calcext:value-type="float">
            <text:p>51.4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1536" calcext:value-type="float">
            <text:p>51.1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1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1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0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0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0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0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0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200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9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9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9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9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9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9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8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8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8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8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8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8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7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7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7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7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197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